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a60f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13a6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GoBack"/>Nom : Black Stories <text:s text:c="43"/> Adresse : 5 rue Montmorency, APT 13, 31200 Toulouse  Téléphone : 07 86 64 37 73 <text:s text:c="11"/> Email: blackstoriesimpro@gmail.com  Siret: 847 630 621 00013 </text:p>
      <text:p text:style-name="Standard"><text:s/></text:p>
      <text:p text:style-name="P1"><text:span text:style-name="T1">Nom : </text:span>Black Stories CX DO</text:p>
      <text:p text:style-name="P1"><text:span text:style-name="T1">Adresse : test</text:span></text:p>
      <text:p text:style-name="P1"><text:span text:style-name="T1">Email : </text:span><text:a xlink:type="simple" xlink:href="mailto:test@test.fr" text:style-name="Internet_20_link" text:visited-style-name="Visited_20_Internet_20_Link"><text:span text:style-name="T1">test@test.fr</text:span></text:a></text:p>
      <text:p text:style-name="P1"><text:span text:style-name="T1">Siret : test</text:span><text:tab/><text:tab/><text:tab/><text:tab/><text:tab/><text:tab/></text:p>
      <text:p text:style-name="Standard">Date<text:tab/>Désignation<text:tab/>heure de debut<text:tab/>heure de fin<text:tab/>Prix horaire<text:tab/>NBR H<text:tab/>PRIX</text:p>
      <text:p text:style-name="Standard">16/03/2022<text:tab/>8-11 ANS<text:tab/>14:00<text:tab/>15:00<text:tab/>31,00 €<text:tab/>1:00<text:tab/>31,00 €</text:p>
      <text:p text:style-name="Standard">23/03/2022<text:tab/>8-11 ANS<text:tab/>14:00<text:tab/>15:00<text:tab/>31,00 €<text:tab/>1:00<text:tab/>31,00 €</text:p>
      <text:p text:style-name="Standard">30/03/2022<text:tab/>8-11 ANS<text:tab/>15:00<text:tab/>16:00<text:tab/>31,00 €<text:tab/>1:00<text:tab/>31,00 €</text:p>
      <text:p text:style-name="Standard">TOTAL : 93,00 €</text:p>
      <text:p text:style-name="Standard"/>
      <text:p text:style-name="Standard"/>
      <text:p text:style-name="Standard">MOINS 2POUR CENT<text:tab/><text:tab/>91,14 €</text:p>
      <text:p text:style-name="Standard"><text:s/></text:p>
      <text:p text:style-name="Standard"><text:s/></text:p>
      <text:p text:style-name="Standard"><text:s/></text:p>
      <text:p text:style-name="P1">Nom : Melting Pot <text:s text:c="43"/> </text:p>
      <text:p text:style-name="P1">Adresse : 25 rue de Nice, 31400 Toulouse <text:s text:c="10"/></text:p>
      <text:p text:style-name="P1"> Email: associationmeltingpot@gmail.com  </text:p>
      <text:p text:style-name="P1">Siret: 805 333 333 00013<text:tab/><text:tab/><text:tab/><text:tab/><text:tab/></text:p>
      <text:p text:style-name="Standard">Date<text:tab/>Désignation<text:tab/>heure de debut<text:tab/>heure de fin<text:tab/>Prix horaire<text:tab/>NBR H<text:tab/>PRIX</text:p>
      <text:p text:style-name="Standard">21/03/2022<text:tab/>INTERMEDIAIRE<text:tab/>20:15<text:tab/>22:15<text:tab/>40,00 €<text:tab/>2:00<text:tab/>80,00 €</text:p>
      <text:p text:style-name="Standard">23/03/2022<text:tab/>PLC COLLEGE BELLEVUE<text:tab/>11:00<text:tab/>12:00<text:tab/>40,00 €<text:tab/>1:00<text:tab/>40,00 €</text:p>
      <text:p text:style-name="Standard">24/03/2022<text:tab/>AIRBUS<text:tab/>12:15<text:tab/>13:45<text:tab/>35,00 €<text:tab/>1:30<text:tab/>52,50 €</text:p>
      <text:p text:style-name="Standard">24/03/2022<text:tab/>ASEI COLOMIER<text:tab/>14:30<text:tab/>16:00<text:tab/>40,00 €<text:tab/>1:30<text:tab/>60,00 €</text:p>
      <text:p text:style-name="Standard">24/03/2022<text:tab/>AVANCE<text:tab/>20:15<text:tab/>22:15<text:tab/>40,00 €<text:tab/>2:00<text:tab/>80,00 €</text:p>
      <text:p text:style-name="Standard">28/03/2022<text:tab/>COLLEGE FERMAT<text:tab/>14:15<text:tab/>15:45<text:tab/>40,00 €<text:tab/>1:30<text:tab/>60,00 €</text:p>
      <text:p text:style-name="Standard">28/03/2022<text:tab/>INTERMEDIAIRE<text:tab/>20:15<text:tab/>22:15<text:tab/>40,00 €<text:tab/>2:00<text:tab/>80,00 €</text:p>
      <text:p text:style-name="Standard">30/03/2022<text:tab/>PLC COLLEGE BELLEVUE<text:tab/>11:00<text:tab/>12:00<text:tab/>40,00 €<text:tab/>1:00<text:tab/>40,00 €</text:p>
      <text:p text:style-name="Standard"><text:soft-page-break/>31/03/2022<text:tab/>AIRBUS<text:tab/>12:15<text:tab/>13:45<text:tab/>35,00 €<text:tab/>1:30<text:tab/>52,50 €</text:p>
      <text:p text:style-name="Standard">31/03/2022<text:tab/>ASEI COLOMIER<text:tab/>14:30<text:tab/>16:00<text:tab/>40,00 €<text:tab/>1:30<text:tab/>60,00 €</text:p>
      <text:p text:style-name="Standard">31/03/2022<text:tab/>AVANCE<text:tab/>20:15<text:tab/>22:15<text:tab/>40,00 €<text:tab/>2:00<text:tab/>80,00 €</text:p>
      <text:p text:style-name="Standard"><text:span text:style-name="T1">TOTAL : </text:span>685,00 €</text:p>
      <text:p text:style-name="Standard"><text:s/></text:p>
      <text:p text:style-name="Standard"><text:s/></text:p>
      <text:p text:style-name="P1">Nom : La Ludi</text:p>
      <text:p text:style-name="P1"> Adresse : 118 route de Narbonne 31062 Toulouse cedex 9 </text:p>
      <text:p text:style-name="P1"> Email: <text:a xlink:type="simple" xlink:href="mailto:luditoulouse@gmail.com" text:style-name="Internet_20_link" text:visited-style-name="Visited_20_Internet_20_Link">luditoulouse@gmail.com</text:a></text:p>
      <text:p text:style-name="P1"><text:span text:style-name="T1">Siret : test</text:span><text:tab/><text:tab/><text:tab/><text:tab/><text:tab/></text:p>
      <text:p text:style-name="Standard">Date<text:tab/>Désignation<text:tab/>heure de debut<text:tab/>heure de fin<text:tab/>Prix horaire<text:tab/>NBR H<text:tab/>PRIX</text:p>
      <text:p text:style-name="Standard">30/03/2022<text:tab/>LUDI<text:tab/>20:00<text:tab/>23:00<text:tab/>35,00 €<text:tab/>3:00<text:tab/>105,00 €</text:p>
      <text:p text:style-name="Standard"><text:span text:style-name="T1">TOTAL : </text:span>105,00 €</text:p>
      <text:p text:style-name="Standard"><text:s/></text:p>
      <text:p text:style-name="Standard"><text:s/></text:p>
      <text:p text:style-name="Standard">Nom : Association FJEP </text:p>
      <text:p text:style-name="Standard">Adresse: 17 Gd Rue 31450 Montgiscard <text:s text:c="10"/></text:p>
      <text:p text:style-name="Standard">Email: fjep-montgiscard@laposte.net </text:p>
      <text:p text:style-name="Standard">Siret: 321 289 456 00014<text:tab/><text:tab/><text:tab/><text:tab/><text:tab/><text:tab/></text:p>
      <text:p text:style-name="Standard">Date<text:tab/>Désignation<text:tab/>heure de debut<text:tab/>heure de fin<text:tab/>Prix horaire<text:tab/>NBR H<text:tab/>PRIX</text:p>
      <text:p text:style-name="Standard">8/03/2022<text:tab/>ENFANTS<text:tab/>18:00<text:tab/>19:30<text:tab/>35,00 €<text:tab/>1:30<text:tab/>52,50 €</text:p>
      <text:p text:style-name="Standard">8/03/2022<text:tab/>ADULTES<text:tab/>20:00<text:tab/>22:00<text:tab/>35,00 €<text:tab/>2:00<text:tab/>70,00 €</text:p>
      <text:p text:style-name="Standard">15/03/2022<text:tab/>ENFANTS<text:tab/>18:00<text:tab/>19:30<text:tab/>35,00 €<text:tab/>1:30<text:tab/>52,50 €</text:p>
      <text:p text:style-name="Standard">15/03/2022<text:tab/>ADULTES<text:tab/>20:00<text:tab/>22:00<text:tab/>35,00 €<text:tab/>2:00<text:tab/>70,00 €</text:p>
      <text:p text:style-name="Standard">22/03/2022<text:tab/>ENFANTS<text:tab/>18:00<text:tab/>19:30<text:tab/>35,00 €<text:tab/>1:30<text:tab/>52,50 €</text:p>
      <text:p text:style-name="Standard">22/03/2022<text:tab/>ADULTES<text:tab/>20:00<text:tab/>22:00<text:tab/>35,00 €<text:tab/>2:00<text:tab/>70,00 €</text:p>
      <text:p text:style-name="Standard">29/03/2022<text:tab/>ENFANTS<text:tab/>18:00<text:tab/>19:30<text:tab/>35,00 €<text:tab/>1:30<text:tab/>52,50 €</text:p>
      <text:p text:style-name="Standard">29/03/2022<text:tab/>ADULTES<text:tab/>20:00<text:tab/>22:00<text:tab/>35,00 €<text:tab/>2:00<text:tab/>70,00 €</text:p>
      <text:p text:style-name="Standard"><text:span text:style-name="T1">TOTAL : </text:span>490,00 €</text:p>
      <text:p text:style-name="Standard"><text:tab/><text:tab/></text:p>
      <text:p text:style-name="Standard"/>
      <text:p text:style-name="Standard"><text:soft-page-break/></text:p>
      <text:p text:style-name="Standard"><text:s/></text:p>
      <text:p text:style-name="P1">Nom : La Bulle Carrée </text:p>
      <text:p text:style-name="P1">Adresse : 41 avenue de Rangueil 31400 Toulouse</text:p>
      <text:p text:style-name="P1"> Email : bullecarree@gmail.com<text:tab/><text:tab/><text:tab/><text:tab/></text:p>
      <text:p text:style-name="Standard">Date<text:tab/>Désignation<text:tab/>heure de debut<text:tab/>heure de fin<text:tab/>Prix horaire<text:tab/>NBR H<text:tab/>PRIX</text:p>
      <text:p text:style-name="Standard">21/03/2022<text:tab/>PPA ECOLE DU NORD<text:tab/>9:15<text:tab/>10:15<text:tab/>30,00 €<text:tab/>1:00<text:tab/>30,00 €</text:p>
      <text:p text:style-name="Standard">21/03/2022<text:tab/>COLLEGE VAUQUELIN<text:tab/>12:00<text:tab/>13:00<text:tab/>30,00 €<text:tab/>1:00<text:tab/>30,00 €</text:p>
      <text:p text:style-name="Standard">22/03/2022<text:tab/>COLLEGE LA PRAIRIE<text:tab/>16:00<text:tab/>17:00<text:tab/>30,00 €<text:tab/>1:00<text:tab/>30,00 €</text:p>
      <text:p text:style-name="Standard">25/03/2022<text:tab/>PPA ECOLE DU NORD<text:tab/>9:15<text:tab/>10:15<text:tab/>30,00 €<text:tab/>1:00<text:tab/>30,00 €</text:p>
      <text:p text:style-name="Standard">28/03/2022<text:tab/>PPA ECOLE DU NORD<text:tab/>9:15<text:tab/>10:15<text:tab/>30,00 €<text:tab/>1:00<text:tab/>30,00 €</text:p>
      <text:p text:style-name="Standard">28/03/2022<text:tab/>COLLEGE VAUQUELIN<text:tab/>12:00<text:tab/>13:00<text:tab/>30,00 €<text:tab/>1:00<text:tab/>30,00 €</text:p>
      <text:p text:style-name="Standard">29/03/2022<text:tab/>COLLEGE LA PRAIRIE<text:tab/>16:00<text:tab/>17:00<text:tab/>30,00 €<text:tab/>1:00<text:tab/>30,00 €</text:p>
      <text:p text:style-name="Standard">T<text:span text:style-name="T1">OTAL : </text:span>210,00 €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09:28:49.867328600</meta:creation-date>
    <dc:date>2022-04-04T21:43:48.811542022</dc:date>
    <meta:initial-creator>Léa Chapellier</meta:initial-creator>
    <meta:generator>LibreOffice/6.1.5.2$Linux_X86_64 LibreOffice_project/10$Build-2</meta:generator>
    <meta:editing-duration>PT9M2S</meta:editing-duration>
    <meta:editing-cycles>1</meta:editing-cycles>
    <meta:document-statistic meta:table-count="0" meta:image-count="0" meta:object-count="0" meta:page-count="3" meta:paragraph-count="71" meta:word-count="498" meta:character-count="2937" meta:non-whitespace-character-count="23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